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f11" officeooo:paragraph-rsid="000d2f11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482cm" fo:min-width="4.7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577cm" fo:min-width="4.8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7cm" fo:min-width="5.4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88cm" fo:min-width="2.3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626cm" fo:min-width="7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686cm" fo:min-width="2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515cm" fo:min-width="2.7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676cm" fo:min-width="5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0" draw:text-style-name="P3" svg:width="5.19cm" svg:height="1.856cm" svg:x="3.902cm" svg:y="2.605cm"><text:p text:style-name="P3"><text:span text:style-name="T1"><text:s text:c="9"/></text:span><text:span text:style-name="T1">Total = 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9" svg:width="3.864cm" svg:height="2.144cm" svg:x="4.669cm" svg:y="-0.755cm"><text:p>Define fun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8" svg:width="3.361cm" svg:height="2.382cm" svg:x="13.877cm" svg:y="13.533cm"><text:p><text:s text:c="6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7" svg:width="7.753cm" svg:height="1.8cm" svg:x="2.949cm" svg:y="5.754cm"><text:p><text:tab/><text:tab/>For element in da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6" svg:width="4.631cm" svg:height="3.758cm" svg:x="4.272cm" svg:y="8.955cm"><text:p>type(element) ==</text:p><text:p>type([])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6" draw:style-name="gr5" svg:width="5.663cm" svg:height="2.514cm" svg:x="-0.12cm" svg:y="14.538cm"><text:p>Total= total+function(elemen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7" draw:style-name="gr4" svg:width="5.054cm" svg:height="1.747cm" svg:x="6.997cm" svg:y="14.908cm"><text:p><text:s text:c="3"/>Total = total + ele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8" draw:style-name="gr3" svg:width="4.922cm" svg:height="1.641cm" svg:x="12.607cm" svg:y="10.093cm"><text:p><text:s text:c="7"/>Return total &amp; pri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9" draw:style-name="gr2" draw:text-style-name="P2" svg:x1="6.442cm" svg:y1="1.547cm" svg:x2="6.442cm" svg:y2="2.605cm"><text:p/></draw:line><draw:line text:anchor-type="paragraph" draw:z-index="9" draw:name="Shape10" draw:style-name="gr2" draw:text-style-name="P2" svg:x1="6.257cm" svg:y1="4.461cm" svg:x2="6.257cm" svg:y2="5.754cm"><text:p/></draw:line><draw:line text:anchor-type="paragraph" draw:z-index="10" draw:name="Shape11" draw:style-name="gr2" draw:text-style-name="P2" svg:x1="6.309cm" svg:y1="7.685cm" svg:x2="6.627cm" svg:y2="8.955cm"><text:p/></draw:line><draw:line text:anchor-type="paragraph" draw:z-index="11" draw:name="Shape12" draw:style-name="gr2" draw:text-style-name="P2" svg:x1="7.791cm" svg:y1="11.892cm" svg:x2="10.384cm" svg:y2="14.908cm"><text:p/></draw:line><draw:line text:anchor-type="paragraph" draw:z-index="12" draw:name="Shape13" draw:style-name="gr2" draw:text-style-name="P2" svg:x1="5.277cm" svg:y1="11.972cm" svg:x2="3.981cm" svg:y2="14.538cm"><text:p/></draw:line><draw:line text:anchor-type="paragraph" draw:z-index="13" draw:name="Shape14" draw:style-name="gr2" draw:text-style-name="P2" svg:x1="14.908cm" svg:y1="11.972cm" svg:x2="15.12cm" svg:y2="13.533cm"><text:p/></draw:line><draw:line text:anchor-type="paragraph" draw:z-index="14" draw:name="Shape15" draw:style-name="gr2" draw:text-style-name="P2" svg:x1="8.902cm" svg:y1="10.886cm" svg:x2="12.606cm" svg:y2="10.86cm"><text:p/></draw:line><draw:line text:anchor-type="paragraph" draw:z-index="15" draw:name="Shape16" draw:style-name="gr2" draw:text-style-name="P2" svg:x1="1.626cm" svg:y1="14.538cm" svg:x2="4.484cm" svg:y2="11.072cm"><text:p/></draw:line><draw:line text:anchor-type="paragraph" draw:z-index="16" draw:name="Shape17" draw:style-name="gr2" draw:text-style-name="P2" svg:x1="11.654cm" svg:y1="14.697cm" svg:x2="8.373cm" svg:y2="11.31cm"><text:p/></draw:line><draw:polyline text:anchor-type="paragraph" draw:z-index="17" draw:name="Shape18" draw:style-name="gr1" draw:text-style-name="P2" svg:width="0.894cm" svg:height="0.035cm" draw:transform="rotate (-1.01211643323151) translate (4.77686564803399cm 13.4882960566586cm)" svg:viewBox="0 0 895 36" draw:points="0,34 323,17 653,36 895,0"><text:p/></draw:polyline><draw:polyline text:anchor-type="paragraph" draw:z-index="18" draw:name="Shape19" draw:style-name="gr1" draw:text-style-name="P2" svg:width="0.432cm" svg:height="0.065cm" draw:transform="rotate (0.58800142499689) translate (4.48380555555556cm 13.5325555555556cm)" svg:viewBox="0 0 433 66" draw:points="0,0 308,15 433,66"><text:p/></draw:polyline><draw:path text:anchor-type="paragraph" draw:z-index="19" draw:name="Shape20" draw:style-name="gr1" draw:text-style-name="P2" svg:width="1.645cm" svg:height="0.164cm" draw:transform="rotate (-0.785398163397448) translate (7.57943055555555cm 13.4531805555556cm)" svg:viewBox="0 0 1646 165" svg:d="M0 150c369 62 721-80 1085-113l374-37h187"><text:p/></draw:path><draw:path text:anchor-type="paragraph" draw:z-index="20" draw:name="Shape21" draw:style-name="gr1" draw:text-style-name="P2" svg:width="0.517cm" svg:height="0.377cm" draw:transform="rotate (0.785398163397448) translate (7.33832887206953cm 13.4502038720695cm)" svg:viewBox="0 0 518 378" svg:d="M150 154c847 246-20-447-113 0l-37 224"><text:p/></draw:path><draw:path text:anchor-type="paragraph" draw:z-index="21" draw:name="Shape22" draw:style-name="gr1" draw:text-style-name="P2" svg:width="1.084cm" svg:height="0.051cm" draw:transform="rotate (0.726580567605239) translate (7.90353189403314cm 14.5156303237381cm)" svg:viewBox="0 0 1085 52" svg:d="M0 30c360 81 709-89 1068-7l17-20"><text:p/></draw:path>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35:56.601196034</meta:creation-date>
    <dc:date>2021-03-05T15:45:57.527449514</dc:date>
    <meta:editing-duration>PT10M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